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8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8000" loext:opacity="100%"/>
    </style:style>
    <style:style style:name="T4" style:family="text">
      <style:text-properties fo:color="#a52a2a" loext:opacity="100%"/>
    </style:style>
    <style:style style:name="T5" style:family="text">
      <style:text-properties fo:color="#0000cd" loext:opacity="100%"/>
    </style:style>
    <style:style style:name="T6" style:family="text">
      <style:text-properties fo:color="#ff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entarios de JavaScript</text:h>
      <text:p text:style-name="P4"><text:span text:style-name="T1"/></text:p>
      <text:p text:style-name="Horizontal_20_Line"/>
      <text:p text:style-name="P5">Los comentarios de JavaScript se pueden utilizar para explicar el código JavaScript y hacerlo más legible.</text:p>
      <text:p text:style-name="P5">Los comentarios de JavaScript también se pueden utilizar para evitar la ejecución al probar código alternativo.</text:p>
      <text:p text:style-name="Horizontal_20_Line"/>
      <text:h text:style-name="P2" text:outline-level="2">Comentarios de una sola línea</text:h>
      <text:p text:style-name="P5">Los comentarios de una sola línea comienzan con <text:span text:style-name="Source_20_Text"><text:span text:style-name="T2">//</text:span></text:span>.</text:p>
      <text:p text:style-name="P5"><text:span text:style-name="Source_20_Text"><text:span text:style-name="T2">//</text:span></text:span>JavaScript ignorará cualquier texto entre y al final de la línea (no se ejecutará).</text:p>
      <text:p text:style-name="P5">Este ejemplo utiliza un comentario de una sola línea antes de cada línea de código:</text:p>
      <text:h text:style-name="P3" text:outline-level="3">Ejemplo</text:h>
      <text:p text:style-name="P6"><text:span text:style-name="T3">// Change heading:<text:line-break/></text:span>document.getElementById(<text:span text:style-name="T4">"myH"</text:span>).innerHTML = <text:span text:style-name="T4">"My First Page"</text:span>;<text:line-break/><text:line-break/><text:span text:style-name="T3">// Change paragraph:<text:line-break/></text:span>document.getElementById(<text:span text:style-name="T4">"myP"</text:span>).innerHTML = <text:span text:style-name="T4">"My first paragraph."</text:span>;</text:p>
      <text:p text:style-name="P5"><text:span text:style-name="T2"/></text:p>
      <text:p text:style-name="P5">Este ejemplo utiliza un comentario de una sola línea al final de cada línea para explicar el código:</text:p>
      <text:h text:style-name="P3" text:outline-level="3">Ejemplo</text:h>
      <text:p text:style-name="P6"><text:span text:style-name="T5">let</text:span> x = <text:span text:style-name="T6">5</text:span>;      <text:span text:style-name="T3">// Declare x, give it the value of 5<text:line-break/></text:span><text:span text:style-name="T5">let</text:span> y = x + <text:span text:style-name="T6">2</text:span>;  <text:span text:style-name="T3">// Declare y, give it the value of x + 2</text:span></text:p>
      <text:p text:style-name="P4"><text:span text:style-name="T2"/></text:p>
      <text:p text:style-name="Horizontal_20_Line"/>
      <text:h text:style-name="P2" text:outline-level="2">Comentarios de varias líneas</text:h>
      <text:p text:style-name="P5">Los comentarios de varias líneas comienzan con <text:span text:style-name="Source_20_Text"><text:span text:style-name="T2">/*</text:span></text:span>y terminan con <text:span text:style-name="Source_20_Text"><text:span text:style-name="T2">*/</text:span></text:span>.</text:p>
      <text:p text:style-name="P5">Cualquier texto entre <text:span text:style-name="Source_20_Text"><text:span text:style-name="T2">/*</text:span></text:span>y <text:span text:style-name="Source_20_Text"><text:span text:style-name="T2">*/</text:span></text:span>será ignorado por JavaScript.</text:p>
      <text:p text:style-name="P5">Este ejemplo utiliza un comentario de varias líneas (un bloque de comentarios) para explicar el código:</text:p>
      <text:h text:style-name="P3" text:outline-level="3"><text:soft-page-break/>Ejemplo</text:h>
      <text:p text:style-name="P6"><text:span text:style-name="T3">/*<text:line-break/>The code below will change<text:line-break/>the heading with id = "myH"<text:line-break/>and the paragraph with id = "myP"<text:line-break/>in my web page:<text:line-break/>*/</text:span><text:line-break/>document.getElementById(<text:span text:style-name="T4">"myH"</text:span>).innerHTML = <text:span text:style-name="T4">"My First Page"</text:span>;<text:line-break/>document.getElementById(<text:span text:style-name="T4">"myP"</text:span>).innerHTML = <text:span text:style-name="T4">"My first paragraph."</text:span>;</text:p>
      <text:p text:style-name="P5"><text:span text:style-name="T2"/></text:p>
      <text:p text:style-name="P7">Lo más común es utilizar comentarios de una sola línea.<text:line-break/>Los comentarios en bloque se utilizan a menudo para documentación formal.</text:p>
      <text:p text:style-name="Horizontal_20_Line"/>
      <text:h text:style-name="P2" text:outline-level="2">Uso de comentarios para evitar la ejecución</text:h>
      <text:p text:style-name="P5">El uso de comentarios para evitar la ejecución de código es adecuado para las pruebas de código.</text:p>
      <text:p text:style-name="P5">Agregar <text:span text:style-name="Source_20_Text"><text:span text:style-name="T2">//</text:span></text:span>delante de una línea de código cambia las líneas de código de una línea ejecutable a un comentario.</text:p>
      <text:p text:style-name="P5">Este ejemplo utiliza // para evitar la ejecución de una de las líneas de código:</text:p>
      <text:h text:style-name="P3" text:outline-level="3">Ejemplo</text:h>
      <text:p text:style-name="P6"><text:span text:style-name="T3">//document.getElementById("myH").innerHTML = "My First Page";<text:line-break/></text:span>document.getElementById(<text:span text:style-name="T4">"myP"</text:span>).innerHTML = <text:span text:style-name="T4">"My first paragraph."</text:span>;</text:p>
      <text:p text:style-name="P5"><text:a xlink:type="simple" xlink:href="https://www.w3schools.com/js/tryit.asp?filename=tryjs_comments3" office:target-frame-name="_blank" xlink:show="new" text:style-name="Internet_20_link" text:visited-style-name="Visited_20_Internet_20_Link"><text:span text:style-name="T2"/></text:a></text:p>
      <text:p text:style-name="P5">Este ejemplo utiliza un bloque de comentarios para evitar la ejecución de varias líneas:</text:p>
      <text:h text:style-name="P3" text:outline-level="3">Ejemplo</text:h>
      <text:p text:style-name="P8">/*<text:line-break/>document.getElementById("myH").innerHTML = "My First Page";<text:line-break/>document.getElementById("myP").innerHTML = "My first paragraph.";<text:line-break/>*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7:14:29.725000000</meta:creation-date>
    <dc:date>2024-03-13T17:16:03.164000000</dc:date>
    <meta:editing-duration>PT1M33S</meta:editing-duration>
    <meta:editing-cycles>1</meta:editing-cycles>
    <meta:document-statistic meta:table-count="0" meta:image-count="0" meta:object-count="0" meta:page-count="2" meta:paragraph-count="28" meta:word-count="335" meta:character-count="2194" meta:non-whitespace-character-count="1880"/>
    <meta:generator>LibreOffice/7.6.0.3$Windows_X86_64 LibreOffice_project/69edd8b8ebc41d00b4de3915dc82f8f0fc3b6265</meta:generator>
  </office:meta>
</office:document-meta>
</file>